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cm" style:rel-column-width="7708*"/>
    </style:style>
    <style:style style:name="Table1.B" style:family="table-column">
      <style:table-column-properties style:column-width="3cm" style:rel-column-width="11565*"/>
    </style:style>
    <style:style style:name="Table1.C" style:family="table-column">
      <style:table-column-properties style:column-width="6.001cm" style:rel-column-width="23130*"/>
    </style:style>
    <style:style style:name="Table1.D" style:family="table-column">
      <style:table-column-properties style:column-width="6.001cm" style:rel-column-width="231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3174754708272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3174754693296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1912938071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0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3174754678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7546791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7546797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104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102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16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090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056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093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01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107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153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31748390053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 table:style-name="TableLine31748390012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7:13:21.604000000</dc:date>
    <meta:editing-duration>PT5H43M19S</meta:editing-duration>
    <meta:editing-cycles>18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24" meta:word-count="112" meta:character-count="653" meta:non-whitespace-character-count="580"/>
  </office:meta>
</office:document-meta>
</file>